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_extract</text:p>
          </table:table-cell>
          <table:table-cell table:style-name="ce6" office:value-type="string" calcext:value-type="string">
            <text:p>powdered_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add_i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3" table:formula="of:=SUM([.F3:.J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5:.J5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7:.J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9:.J9])" office:value-type="float" office:value="6" calcext:value-type="float">
            <text:p>6</text:p>
          </table:table-cell>
          <table:table-cell table:style-name="ce3" office:value-type="string" calcext:value-type="string">
            <text:p>with op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11:.J11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3:.J1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5:.J15])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17:.J1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19:.J19])" office:value-type="float" office:value="18" calcext:value-type="float">
            <text:p>18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1:.J21])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3"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23:.J23])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table:formula="of:=SUM([.F25:.J25])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 Fedora with perfume and a plu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laming Moai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1:32:11.790643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31T11:32:40.084589568</dc:date>
    <meta:editing-duration>PT23H26M51S</meta:editing-duration>
    <meta:editing-cycles>22</meta:editing-cycles>
    <meta:generator>LibreOffice/6.0.7.3$Linux_X86_64 LibreOffice_project/00m0$Build-3</meta:generator>
    <meta:document-statistic meta:table-count="1" meta:cell-count="309" meta:object-count="0"/>
  </office:meta>
</office:document-meta>
</file>